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5" style:family="table-cell" style:parent-style-name="Default" style:data-style-name="N114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6" style:family="table-cell" style:parent-style-name="Default" style:data-style-name="N114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7" style:family="table-cell" style:parent-style-name="Default" style:data-style-name="N114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/>
    </style:style>
    <style:style style:name="ce8" style:family="table-cell" style:parent-style-name="Default" style:data-style-name="N114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/>
    </style:style>
    <style:style style:name="ce9" style:family="table-cell" style:parent-style-name="Default" style:data-style-name="N114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10" style:family="table-cell" style:parent-style-name="Default" style:data-style-name="N114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T1" style:family="text">
      <style:text-properties style:text-position="0% 100%" fo:font-style="normal" style:font-style-asian="normal" style:font-style-complex="normal"/>
    </style:style>
    <style:style style:name="T2" style:family="text">
      <style:text-properties style:text-position="-33% 58%" fo:font-style="normal" style:font-style-asian="normal" style:font-style-complex="normal"/>
    </style:style>
    <style:style style:name="T3" style:family="text">
      <style:text-properties style:text-position="-33% 58%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1" table:default-cell-style-name="ce1"/>
        <table:table-row table:style-name="ro1">
          <table:table-cell office:value-type="string">
            <text:p>Tabela 1 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>
            <text:p>l.p.</text:p>
          </table:table-cell>
          <table:table-cell table:style-name="ce2" office:value-type="string">
            <text:p><text:span text:style-name="T1">I</text:span><text:span text:style-name="T2">t</text:span></text:p>
          </table:table-cell>
          <table:table-cell table:style-name="ce2" office:value-type="string">
            <text:p>u(I<text:span text:style-name="T3">t</text:span>)</text:p>
          </table:table-cell>
          <table:table-cell table:style-name="ce2" office:value-type="string">
            <text:p><text:s/>I</text:p>
          </table:table-cell>
          <table:table-cell table:style-name="ce2" office:value-type="string">
            <text:p>u(I)</text:p>
          </table:table-cell>
          <table:table-cell table:style-name="ce2" office:value-type="string">
            <text:p><text:s/>I-I<text:span text:style-name="T3">t</text:span></text:p>
          </table:table-cell>
          <table:table-cell table:style-name="ce2" office:value-type="string">
            <text:p><text:s/>u(I-I<text:span text:style-name="T3">t</text:span>)</text:p>
          </table:table-cell>
          <table:table-cell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5" office:value-type="float" office:value="13">
            <text:p>13,0</text:p>
          </table:table-cell>
          <table:table-cell table:style-name="ce5" table:formula="of:=SQRT([.C3])" office:value-type="float" office:value="3.60555127546399">
            <text:p>3,6</text:p>
          </table:table-cell>
          <table:table-cell table:style-name="ce5" office:value-type="float" office:value="39">
            <text:p>39,0</text:p>
          </table:table-cell>
          <table:table-cell table:style-name="ce5" table:formula="of:=SQRT([.E3])" office:value-type="float" office:value="6.2449979983984">
            <text:p>6,2</text:p>
          </table:table-cell>
          <table:table-cell table:style-name="ce5" table:formula="of:=[.E3]-[.C3]" office:value-type="float" office:value="26">
            <text:p>26,0</text:p>
          </table:table-cell>
          <table:table-cell table:style-name="ce5" table:formula="of:=SQRT(([.D3])^2+([.F3])^2)" office:value-type="float" office:value="7.21110255092798">
            <text:p>7,2</text:p>
          </table:table-cell>
          <table:table-cell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5" office:value-type="float" office:value="13">
            <text:p>13,0</text:p>
          </table:table-cell>
          <table:table-cell table:style-name="ce5" table:formula="of:=SQRT([.C4])" office:value-type="float" office:value="3.60555127546399">
            <text:p>3,6</text:p>
          </table:table-cell>
          <table:table-cell table:style-name="ce5" office:value-type="float" office:value="37">
            <text:p>37,0</text:p>
          </table:table-cell>
          <table:table-cell table:style-name="ce5" table:formula="of:=SQRT([.E4])" office:value-type="float" office:value="6.08276253029822">
            <text:p>6,1</text:p>
          </table:table-cell>
          <table:table-cell table:style-name="ce5" table:formula="of:=[.E4]-[.C4]" office:value-type="float" office:value="24">
            <text:p>24,0</text:p>
          </table:table-cell>
          <table:table-cell table:style-name="ce5" table:formula="of:=SQRT(([.D4])^2+([.F4])^2)" office:value-type="float" office:value="7.07106781186547">
            <text:p>7,1</text:p>
          </table:table-cell>
          <table:table-cell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5" office:value-type="float" office:value="13">
            <text:p>13,0</text:p>
          </table:table-cell>
          <table:table-cell table:style-name="ce5" table:formula="of:=SQRT([.C5])" office:value-type="float" office:value="3.60555127546399">
            <text:p>3,6</text:p>
          </table:table-cell>
          <table:table-cell table:style-name="ce5" office:value-type="float" office:value="33">
            <text:p>33,0</text:p>
          </table:table-cell>
          <table:table-cell table:style-name="ce5" table:formula="of:=SQRT([.E5])" office:value-type="float" office:value="5.74456264653803">
            <text:p>5,7</text:p>
          </table:table-cell>
          <table:table-cell table:style-name="ce5" table:formula="of:=[.E5]-[.C5]" office:value-type="float" office:value="20">
            <text:p>20,0</text:p>
          </table:table-cell>
          <table:table-cell table:style-name="ce5" table:formula="of:=SQRT(([.D5])^2+([.F5])^2)" office:value-type="float" office:value="6.78232998312527">
            <text:p>6,8</text:p>
          </table:table-cell>
          <table:table-cell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5" office:value-type="float" office:value="14">
            <text:p>14,0</text:p>
          </table:table-cell>
          <table:table-cell table:style-name="ce5" table:formula="of:=SQRT([.C6])" office:value-type="float" office:value="3.74165738677394">
            <text:p>3,7</text:p>
          </table:table-cell>
          <table:table-cell table:style-name="ce5" office:value-type="float" office:value="33">
            <text:p>33,0</text:p>
          </table:table-cell>
          <table:table-cell table:style-name="ce5" table:formula="of:=SQRT([.E6])" office:value-type="float" office:value="5.74456264653803">
            <text:p>5,7</text:p>
          </table:table-cell>
          <table:table-cell table:style-name="ce5" table:formula="of:=[.E6]-[.C6]" office:value-type="float" office:value="19">
            <text:p>19,0</text:p>
          </table:table-cell>
          <table:table-cell table:style-name="ce5" table:formula="of:=SQRT(([.D6])^2+([.F6])^2)" office:value-type="float" office:value="6.85565460040104">
            <text:p>6,9</text:p>
          </table:table-cell>
          <table:table-cell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5" office:value-type="float" office:value="13">
            <text:p>13,0</text:p>
          </table:table-cell>
          <table:table-cell table:style-name="ce5" table:formula="of:=SQRT([.C7])" office:value-type="float" office:value="3.60555127546399">
            <text:p>3,6</text:p>
          </table:table-cell>
          <table:table-cell table:style-name="ce5" office:value-type="float" office:value="24">
            <text:p>24,0</text:p>
          </table:table-cell>
          <table:table-cell table:style-name="ce5" table:formula="of:=SQRT([.E7])" office:value-type="float" office:value="4.89897948556636">
            <text:p>4,9</text:p>
          </table:table-cell>
          <table:table-cell table:style-name="ce5" table:formula="of:=[.E7]-[.C7]" office:value-type="float" office:value="11">
            <text:p>11,0</text:p>
          </table:table-cell>
          <table:table-cell table:style-name="ce5" table:formula="of:=SQRT(([.D7])^2+([.F7])^2)" office:value-type="float" office:value="6.08276253029822">
            <text:p>6,1</text:p>
          </table:table-cell>
          <table:table-cell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6" office:value-type="float" office:value="15">
            <text:p>15,0</text:p>
          </table:table-cell>
          <table:table-cell table:style-name="ce6" table:formula="of:=SQRT([.C8])" office:value-type="float" office:value="3.87298334620742">
            <text:p>3,9</text:p>
          </table:table-cell>
          <table:table-cell table:style-name="ce6" office:value-type="float" office:value="25">
            <text:p>25,0</text:p>
          </table:table-cell>
          <table:table-cell table:style-name="ce6" table:formula="of:=SQRT([.E8])" office:value-type="float" office:value="5">
            <text:p>5,0</text:p>
          </table:table-cell>
          <table:table-cell table:style-name="ce6" table:formula="of:=[.E8]-[.C8]" office:value-type="float" office:value="10">
            <text:p>10,0</text:p>
          </table:table-cell>
          <table:table-cell table:style-name="ce6" table:formula="of:=SQRT(([.D8])^2+([.F8])^2)" office:value-type="float" office:value="6.32455532033676">
            <text:p>6,3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2" office:value-type="string">
            <text:p>l.p.</text:p>
          </table:table-cell>
          <table:table-cell table:style-name="ce2" office:value-type="string">
            <text:p><text:span text:style-name="T1">I</text:span><text:span text:style-name="T2">tśr</text:span></text:p>
          </table:table-cell>
          <table:table-cell table:style-name="ce2" office:value-type="string">
            <text:p>u(I<text:span text:style-name="T3">tś</text:span>)</text:p>
          </table:table-cell>
          <table:table-cell table:style-name="ce2" office:value-type="string">
            <text:p><text:s/>I<text:span text:style-name="T3">śr</text:span></text:p>
          </table:table-cell>
          <table:table-cell table:style-name="ce2" office:value-type="string">
            <text:p>u(I<text:span text:style-name="T3">śr</text:span>)</text:p>
          </table:table-cell>
          <table:table-cell table:style-name="ce2" office:value-type="string">
            <text:p><text:s/>I<text:span text:style-name="T3">śr</text:span>-I<text:span text:style-name="T3">tśr</text:span></text:p>
          </table:table-cell>
          <table:table-cell table:style-name="ce2" office:value-type="string">
            <text:p><text:s/>u(I<text:span text:style-name="T3">śr</text:span>-I<text:span text:style-name="T3">t</text:span><text:span text:style-name="T3">śr</text:span>)</text:p>
          </table:table-cell>
          <table:table-cell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7" office:value-type="float" office:value="13" table:number-columns-spanned="1" table:number-rows-spanned="2">
            <text:p>13,0</text:p>
          </table:table-cell>
          <table:table-cell table:style-name="ce7" table:formula="of:=SQRT((([.C3]-[.C12])^2 + ([.C4]-[.C12])^2)/2)" office:value-type="float" office:value="0" table:number-columns-spanned="1" table:number-rows-spanned="2">
            <text:p>0,0</text:p>
          </table:table-cell>
          <table:table-cell table:style-name="ce7" office:value-type="float" office:value="38.5" table:number-columns-spanned="1" table:number-rows-spanned="2">
            <text:p>38,5</text:p>
          </table:table-cell>
          <table:table-cell table:style-name="ce7" table:formula="of:=SQRT((([.E3]-[.E12])^2 + ([.E4]-[.E12])^2)/2)" office:value-type="float" office:value="1.1180339887499" table:number-columns-spanned="1" table:number-rows-spanned="2">
            <text:p>1,1</text:p>
          </table:table-cell>
          <table:table-cell table:style-name="ce7" office:value-type="float" office:value="25" table:number-columns-spanned="1" table:number-rows-spanned="2">
            <text:p>25,0</text:p>
          </table:table-cell>
          <table:table-cell table:style-name="ce9" table:formula="of:=SQRT(([.D12])^2 + ([.F12])^2)" office:value-type="float" office:value="1.1180339887499" table:number-columns-spanned="1" table:number-rows-spanned="2">
            <text:p>1,1</text:p>
          </table:table-cell>
          <table:table-cell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covered-table-cell table:style-name="ce7"/>
          <table:covered-table-cell table:style-name="ce7" table:formula="of:=SQRT((([.C4]-[.C13])^2 + ([.C5]-[.C13])^2)/2)" office:value-type="float" office:value="13">
            <text:p>13,0</text:p>
          </table:covered-table-cell>
          <table:covered-table-cell table:number-columns-repeated="3" table:style-name="ce7"/>
          <table:covered-table-cell table:style-name="ce9"/>
          <table:table-cell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7" office:value-type="float" office:value="13.5" table:number-columns-spanned="1" table:number-rows-spanned="2">
            <text:p>13,5</text:p>
          </table:table-cell>
          <table:table-cell table:style-name="ce7" table:formula="of:=SQRT((([.C5]-[.C14])^2 + ([.C6]-[.C14])^2)/2)" office:value-type="float" office:value="0.5" table:number-columns-spanned="1" table:number-rows-spanned="2">
            <text:p>0,5</text:p>
          </table:table-cell>
          <table:table-cell table:style-name="ce7" office:value-type="float" office:value="33" table:number-columns-spanned="1" table:number-rows-spanned="2">
            <text:p>33,0</text:p>
          </table:table-cell>
          <table:table-cell table:style-name="ce7" table:formula="of:=SQRT((([.E5]-[.E14])^2 + ([.E6]-[.E14])^2)/2)" office:value-type="float" office:value="0" table:number-columns-spanned="1" table:number-rows-spanned="2">
            <text:p>0,0</text:p>
          </table:table-cell>
          <table:table-cell table:style-name="ce7" office:value-type="float" office:value="19.5" table:number-columns-spanned="1" table:number-rows-spanned="2">
            <text:p>19,5</text:p>
          </table:table-cell>
          <table:table-cell table:style-name="ce9" table:formula="of:=SQRT(([.D14])^2 + ([.F14])^2)" office:value-type="float" office:value="0.5" table:number-columns-spanned="1" table:number-rows-spanned="2">
            <text:p>0,5</text:p>
          </table:table-cell>
          <table:table-cell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covered-table-cell table:number-columns-repeated="5" table:style-name="ce7"/>
          <table:covered-table-cell table:style-name="ce9"/>
          <table:table-cell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8" office:value-type="float" office:value="14" table:number-columns-spanned="1" table:number-rows-spanned="2">
            <text:p>14,0</text:p>
          </table:table-cell>
          <table:table-cell table:style-name="ce8" table:formula="of:=SQRT((([.C7]-[.C16])^2 + ([.C8]-[.C16])^2)/2)" office:value-type="float" office:value="1" table:number-columns-spanned="1" table:number-rows-spanned="2">
            <text:p>1,0</text:p>
          </table:table-cell>
          <table:table-cell table:style-name="ce8" office:value-type="float" office:value="24.5" table:number-columns-spanned="1" table:number-rows-spanned="2">
            <text:p>24,5</text:p>
          </table:table-cell>
          <table:table-cell table:style-name="ce8" table:formula="of:=SQRT((([.E7]-[.E16])^2 + ([.E8]-[.E16])^2)/2)" office:value-type="float" office:value="0.5" table:number-columns-spanned="1" table:number-rows-spanned="2">
            <text:p>0,5</text:p>
          </table:table-cell>
          <table:table-cell table:style-name="ce8" table:formula="of:=[.E16]-[.C16]" office:value-type="float" office:value="10.5" table:number-columns-spanned="1" table:number-rows-spanned="2">
            <text:p>10,5</text:p>
          </table:table-cell>
          <table:table-cell table:style-name="ce10" table:formula="of:=SQRT(([.D16])^2 + ([.F16])^2)" office:value-type="float" office:value="1.1180339887499" table:number-columns-spanned="1" table:number-rows-spanned="2">
            <text:p>1,1</text:p>
          </table:table-cell>
          <table:table-cell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covered-table-cell table:number-columns-repeated="4" table:style-name="ce8"/>
          <table:covered-table-cell table:style-name="ce8" table:formula="of:=[.E17]-[.C17]" office:value-type="float" office:value="0">
            <text:p>0,0</text:p>
          </table:covered-table-cell>
          <table:covered-table-cell table:style-name="ce10"/>
          <table:table-cell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20.06.2015</text:date>, <text:time>14:45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olina .</meta:initial-creator>
    <meta:creation-date>2015-06-16T11:39:30.66</meta:creation-date>
    <dc:date>2015-06-20T14:45:01.95</dc:date>
    <dc:creator>Karolina .</dc:creator>
    <meta:editing-duration>P3DT3H28M54S</meta:editing-duration>
    <meta:editing-cycles>2</meta:editing-cycles>
    <meta:generator>OpenOffice/4.1.1$Win32 OpenOffice.org_project/411m6$Build-9775</meta:generator>
    <meta:document-statistic meta:table-count="3" meta:cell-count="86" meta:object-count="0"/>
  </office:meta>
</office:document-meta>
</file>